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style-name="ce0"/>
          <table:table-cell table:style-name="ce0" office:value-type="string">
            <text:p>System</text:p>
          </table:table-cell>
          <table:table-cell table:style-name="ce0" office:value-type="string">
            <text:p>Halt. Have you not forgotten to pick up the
Ancient Wyvern Scale?</text:p>
          </table:table-cell>
          <table:table-cell table:number-columns-repeated="1020"/>
        </table:table-row>
        <table:table-row>
          <table:table-cell table:style-name="ce0" office:value-type="string">
            <text:p>どうやらここが最深部のようだな。</text:p>
          </table:table-cell>
          <table:table-cell table:style-name="ce0"/>
          <table:table-cell table:style-name="ce0" office:value-type="string">
            <text:p>Reguma</text:p>
          </table:table-cell>
          <table:table-cell table:style-name="ce0" office:value-type="string">
            <text:p>This would appear to be the deepest part of the
cave.</text:p>
          </table:table-cell>
          <table:table-cell table:number-columns-repeated="1020"/>
        </table:table-row>
        <table:table-row>
          <table:table-cell table:style-name="ce0" office:value-type="string">
            <text:p>この辺りに、オッシーがいるんでしょうか・・・？</text:p>
          </table:table-cell>
          <table:table-cell table:style-name="ce0"/>
          <table:table-cell table:style-name="ce0" office:value-type="string">
            <text:p>Hime</text:p>
          </table:table-cell>
          <table:table-cell table:style-name="ce0" office:value-type="string">
            <text:p>Ossie is mean to be around here somewhere,
isn't she...?</text:p>
          </table:table-cell>
          <table:table-cell table:number-columns-repeated="1020"/>
        </table:table-row>
        <table:table-row>
          <table:table-cell table:style-name="ce0" office:value-type="string">
            <text:p>おおおおおおーーーい！！！</text:p>
          </table:table-cell>
          <table:table-cell table:style-name="ce0"/>
          <table:table-cell table:style-name="ce0" office:value-type="string">
            <text:p>Tomocchi</text:p>
          </table:table-cell>
          <table:table-cell table:style-name="ce0" office:value-type="string">
            <text:p>Heeeeeeeeeeeeeeyyyyyyyyyyy!!!</text:p>
          </table:table-cell>
          <table:table-cell table:number-columns-repeated="1020"/>
        </table:table-row>
        <table:table-row>
          <table:table-cell table:style-name="ce0" office:value-type="string">
            <text:p>オッシイイイィィィィーーーー！！！！</text:p>
          </table:table-cell>
          <table:table-cell table:style-name="ce0"/>
          <table:table-cell table:style-name="ce0"/>
          <table:table-cell table:style-name="ce0" office:value-type="string">
            <text:p>Ossiiiiieeeeeeeeeeee!!!!</text:p>
          </table:table-cell>
          <table:table-cell table:number-columns-repeated="1020"/>
        </table:table-row>
        <table:table-row>
          <table:table-cell table:style-name="ce0" office:value-type="string">
            <text:p>留守かな？</text:p>
          </table:table-cell>
          <table:table-cell table:style-name="ce0"/>
          <table:table-cell table:style-name="ce0" office:value-type="string">
            <text:p>Hamuko</text:p>
          </table:table-cell>
          <table:table-cell table:style-name="ce0" office:value-type="string">
            <text:p>Not home, I guess?</text:p>
          </table:table-cell>
          <table:table-cell table:number-columns-repeated="1020"/>
        </table:table-row>
        <table:table-row>
          <table:table-cell table:style-name="ce0" office:value-type="string">
            <text:p>夜行性とかなんじゃない？</text:p>
          </table:table-cell>
          <table:table-cell table:style-name="ce0"/>
          <table:table-cell table:style-name="ce0" office:value-type="string">
            <text:p>Nyanko</text:p>
          </table:table-cell>
          <table:table-cell table:style-name="ce0" office:value-type="string">
            <text:p>Maybe she's just nocturnal?</text:p>
          </table:table-cell>
          <table:table-cell table:number-columns-repeated="1020"/>
        </table:table-row>
        <table:table-row>
          <table:table-cell table:style-name="ce0" office:value-type="string">
            <text:p>生態については分からんな。</text:p>
          </table:table-cell>
          <table:table-cell table:style-name="ce0"/>
          <table:table-cell table:style-name="ce0" office:value-type="string">
            <text:p>Reguma</text:p>
          </table:table-cell>
          <table:table-cell table:style-name="ce0" office:value-type="string">
            <text:p>I couldn't say anything about an ancient
wyvern's behaviour, myself.</text:p>
          </table:table-cell>
          <table:table-cell table:number-columns-repeated="1020"/>
        </table:table-row>
        <table:table-row>
          <table:table-cell table:style-name="ce0" office:value-type="string">
            <text:p>その辺はどうなんだ、精霊王。</text:p>
          </table:table-cell>
          <table:table-cell table:style-name="ce0"/>
          <table:table-cell table:style-name="ce0"/>
          <table:table-cell table:style-name="ce0" office:value-type="string">
            <text:p>What do you think, Spirit Queen?</text:p>
          </table:table-cell>
          <table:table-cell table:number-columns-repeated="1020"/>
        </table:table-row>
        <table:table-row>
          <table:table-cell table:style-name="ce0" office:value-type="string">
            <text:p>あー・・・さすがに夜行性かどうかまでは
分かりませんね・・・</text:p>
          </table:table-cell>
          <table:table-cell table:style-name="ce0"/>
          <table:table-cell table:style-name="ce0" office:value-type="string">
            <text:p>Komu</text:p>
          </table:table-cell>
          <table:table-cell table:style-name="ce0" office:value-type="string">
            <text:p>Aaahh... I suppose I do not know whether she
is nocturnal or not...</text:p>
          </table:table-cell>
          <table:table-cell table:number-columns-repeated="1020"/>
        </table:table-row>
        <table:table-row>
          <table:table-cell table:style-name="ce0" office:value-type="string">
            <text:p>水面に一発ぶち込んでやれば、びっくりして
出てくるんじゃないカー？</text:p>
          </table:table-cell>
          <table:table-cell table:style-name="ce0"/>
          <table:table-cell table:style-name="ce0" office:value-type="string">
            <text:p>Tako</text:p>
          </table:table-cell>
          <table:table-cell table:style-name="ce0" office:value-type="string">
            <text:p>Maybe we can shock her out of the lake by
tossing something in, you Knooow?</text:p>
          </table:table-cell>
          <table:table-cell table:number-columns-repeated="1020"/>
        </table:table-row>
        <table:table-row>
          <table:table-cell table:style-name="ce0" office:value-type="string">
            <text:p>そ、そこはもっと穏便に・・・！</text:p>
          </table:table-cell>
          <table:table-cell table:style-name="ce0"/>
          <table:table-cell table:style-name="ce0" office:value-type="string">
            <text:p>Hime</text:p>
          </table:table-cell>
          <table:table-cell table:style-name="ce0" office:value-type="string">
            <text:p>L-Let's be more gentle...!</text:p>
          </table:table-cell>
          <table:table-cell table:number-columns-repeated="1020"/>
        </table:table-row>
        <table:table-row>
          <table:table-cell table:style-name="ce0" office:value-type="string">
            <text:p>オッシー
「キュルルルー」</text:p>
          </table:table-cell>
          <table:table-cell table:style-name="ce0"/>
          <table:table-cell table:style-name="ce0"/>
          <table:table-cell table:style-name="ce0" office:value-type="string">
            <text:p>Ossie
"Kyurururuuu!"</text:p>
          </table:table-cell>
          <table:table-cell table:number-columns-repeated="1020"/>
        </table:table-row>
        <table:table-row>
          <table:table-cell table:style-name="ce0" office:value-type="string">
            <text:p>う、おおお・・・！！</text:p>
          </table:table-cell>
          <table:table-cell table:style-name="ce0"/>
          <table:table-cell table:style-name="ce0" office:value-type="string">
            <text:p>Hamuko</text:p>
          </table:table-cell>
          <table:table-cell table:style-name="ce0" office:value-type="string">
            <text:p>U-Uwoooaah...!!</text:p>
          </table:table-cell>
          <table:table-cell table:number-columns-repeated="1020"/>
        </table:table-row>
        <table:table-row>
          <table:table-cell table:style-name="ce0" office:value-type="string">
            <text:p>これが・・・オッシー・・・！</text:p>
          </table:table-cell>
          <table:table-cell table:style-name="ce0"/>
          <table:table-cell table:style-name="ce0" office:value-type="string">
            <text:p>Nyanko</text:p>
          </table:table-cell>
          <table:table-cell table:style-name="ce0" office:value-type="string">
            <text:p>That must be... Ossie...!</text:p>
          </table:table-cell>
          <table:table-cell table:number-columns-repeated="1020"/>
        </table:table-row>
        <table:table-row>
          <table:table-cell table:style-name="ce0" office:value-type="string">
            <text:p>でっか！！！！</text:p>
          </table:table-cell>
          <table:table-cell table:style-name="ce0"/>
          <table:table-cell table:style-name="ce0" office:value-type="string">
            <text:p>Tomocchi</text:p>
          </table:table-cell>
          <table:table-cell table:style-name="ce0" office:value-type="string">
            <text:p>She's huge!!!!</text:p>
          </table:table-cell>
          <table:table-cell table:number-columns-repeated="1020"/>
        </table:table-row>
        <table:table-row>
          <table:table-cell table:style-name="ce0" office:value-type="string">
            <text:p>（かわいい・・・）</text:p>
          </table:table-cell>
          <table:table-cell table:style-name="ce0"/>
          <table:table-cell table:style-name="ce0" office:value-type="string">
            <text:p>Hime</text:p>
          </table:table-cell>
          <table:table-cell table:style-name="ce0" office:value-type="string">
            <text:p>(She's adorable...)</text:p>
          </table:table-cell>
          <table:table-cell table:number-columns-repeated="1020"/>
        </table:table-row>
        <table:table-row>
          <table:table-cell table:style-name="ce0" office:value-type="string">
            <text:p>噂どおり実在したな。</text:p>
          </table:table-cell>
          <table:table-cell table:style-name="ce0"/>
          <table:table-cell table:style-name="ce0" office:value-type="string">
            <text:p>Reguma</text:p>
          </table:table-cell>
          <table:table-cell table:style-name="ce0" office:value-type="string">
            <text:p>The rumors were correct: Ossie really exists.</text:p>
          </table:table-cell>
          <table:table-cell table:number-columns-repeated="1020"/>
        </table:table-row>
        <table:table-row>
          <table:table-cell table:style-name="ce0" office:value-type="string">
            <text:p>あとはうまく鱗を拝借できればいいのだが・・・</text:p>
          </table:table-cell>
          <table:table-cell table:style-name="ce0"/>
          <table:table-cell table:style-name="ce0"/>
          <table:table-cell table:style-name="ce0" office:value-type="string">
            <text:p>It would be preferable if we could simply
borrow one of its scales...</text:p>
          </table:table-cell>
          <table:table-cell table:number-columns-repeated="1020"/>
        </table:table-row>
        <table:table-row>
          <table:table-cell table:style-name="ce0" office:value-type="string">
            <text:p>襲って来ないところを見ると、向こうも敵意は
無いみたいですね。</text:p>
          </table:table-cell>
          <table:table-cell table:style-name="ce0"/>
          <table:table-cell table:style-name="ce0" office:value-type="string">
            <text:p>Komu</text:p>
          </table:table-cell>
          <table:table-cell table:style-name="ce0" office:value-type="string">
            <text:p>We did not come to attack her, and she does
not seem to be hostile, either.</text:p>
          </table:table-cell>
          <table:table-cell table:number-columns-repeated="1020"/>
        </table:table-row>
        <table:table-row>
          <table:table-cell table:style-name="ce0" office:value-type="string">
            <text:p>でも、近づくにはちょっと怖いよ・・・</text:p>
          </table:table-cell>
          <table:table-cell table:style-name="ce0"/>
          <table:table-cell table:style-name="ce0" office:value-type="string">
            <text:p>Tomocchi</text:p>
          </table:table-cell>
          <table:table-cell table:style-name="ce0" office:value-type="string">
            <text:p>But she's kinda scary up close...</text:p>
          </table:table-cell>
          <table:table-cell table:number-columns-repeated="1020"/>
        </table:table-row>
        <table:table-row>
          <table:table-cell table:style-name="ce0" office:value-type="string">
            <text:p>鱗が欲しいことを、どうにかして伝えられない
かな？</text:p>
          </table:table-cell>
          <table:table-cell table:style-name="ce0"/>
          <table:table-cell table:style-name="ce0" office:value-type="string">
            <text:p>Hamuko</text:p>
          </table:table-cell>
          <table:table-cell table:style-name="ce0" office:value-type="string">
            <text:p>Is there anyway we can communicate to her
that we just want one of her scales?</text:p>
          </table:table-cell>
          <table:table-cell table:number-columns-repeated="1020"/>
        </table:table-row>
        <table:table-row>
          <table:table-cell table:style-name="ce0" office:value-type="string">
            <text:p>誰かオッシー語を話せる人！</text:p>
          </table:table-cell>
          <table:table-cell table:style-name="ce0"/>
          <table:table-cell table:style-name="ce0"/>
          <table:table-cell table:style-name="ce0" office:value-type="string">
            <text:p>Hey, does anyone here speak Ossinese?!</text:p>
          </table:table-cell>
          <table:table-cell table:number-columns-repeated="1020"/>
        </table:table-row>
        <table:table-row>
          <table:table-cell table:style-name="ce0" office:value-type="string">
            <text:p>え！？　ひめできるの！？　ほとんど冗談
だったのに！！！</text:p>
          </table:table-cell>
          <table:table-cell table:style-name="ce0"/>
          <table:table-cell table:style-name="ce0" office:value-type="string">
            <text:p>Hamuko</text:p>
          </table:table-cell>
          <table:table-cell table:style-name="ce0" office:value-type="string">
            <text:p>Huh?! Don't tell me you actually can, Hime?!
I was just kidding, you know!!!</text:p>
          </table:table-cell>
          <table:table-cell table:number-columns-repeated="1020"/>
        </table:table-row>
        <table:table-row>
          <table:table-cell table:style-name="ce0" office:value-type="string">
            <text:p>い、いえ！　そうではなくて！</text:p>
          </table:table-cell>
          <table:table-cell table:style-name="ce0"/>
          <table:table-cell table:style-name="ce0" office:value-type="string">
            <text:p>Hime</text:p>
          </table:table-cell>
          <table:table-cell table:style-name="ce0" office:value-type="string">
            <text:p>N-No! Of course I can't!</text:p>
          </table:table-cell>
          <table:table-cell table:number-columns-repeated="1020"/>
        </table:table-row>
        <table:table-row>
          <table:table-cell table:style-name="ce0" office:value-type="string">
            <text:p>その・・・たこやきさんの翻訳機を使えば、
意思疎通ができるのでは、と思っただけです！</text:p>
          </table:table-cell>
          <table:table-cell table:style-name="ce0"/>
          <table:table-cell table:style-name="ce0"/>
          <table:table-cell table:style-name="ce0" office:value-type="string">
            <text:p>Well, I... I was just thinking that we could use
Takoyaki-san's translation device to get through
to her!</text:p>
          </table:table-cell>
          <table:table-cell table:number-columns-repeated="1020"/>
        </table:table-row>
        <table:table-row>
          <table:table-cell table:style-name="ce0" office:value-type="string">
            <text:p>なるほど、その手があったわね！</text:p>
          </table:table-cell>
          <table:table-cell table:style-name="ce0"/>
          <table:table-cell table:style-name="ce0" office:value-type="string">
            <text:p>Nyanko</text:p>
          </table:table-cell>
          <table:table-cell table:style-name="ce0" office:value-type="string">
            <text:p>Oh, I hadn't thought of that!</text:p>
          </table:table-cell>
          <table:table-cell table:number-columns-repeated="1020"/>
        </table:table-row>
        <table:table-row>
          <table:table-cell table:style-name="ce0" office:value-type="string">
            <text:p>たこやき、頼めるか？</text:p>
          </table:table-cell>
          <table:table-cell table:style-name="ce0"/>
          <table:table-cell table:style-name="ce0" office:value-type="string">
            <text:p>Reguma</text:p>
          </table:table-cell>
          <table:table-cell table:style-name="ce0" office:value-type="string">
            <text:p>What do you say, Takoyaki?</text:p>
          </table:table-cell>
          <table:table-cell table:number-columns-repeated="1020"/>
        </table:table-row>
        <table:table-row>
          <table:table-cell table:style-name="ce0" office:value-type="string">
            <text:p>うーん・・・それは無理だと思うナー。</text:p>
          </table:table-cell>
          <table:table-cell table:style-name="ce0"/>
          <table:table-cell table:style-name="ce0" office:value-type="string">
            <text:p>Tako</text:p>
          </table:table-cell>
          <table:table-cell table:style-name="ce0" office:value-type="string">
            <text:p>Yeaaah... no can Dooo.</text:p>
          </table:table-cell>
          <table:table-cell table:number-columns-repeated="1020"/>
        </table:table-row>
        <table:table-row>
          <table:table-cell table:style-name="ce0" office:value-type="string">
            <text:p>この翻訳機は、相手の脳派を感受して意思の
形式を読み取ると同時に、その時発せられた
言語を照合して、</text:p>
          </table:table-cell>
          <table:table-cell table:style-name="ce0"/>
          <table:table-cell table:style-name="ce0"/>
          <table:table-cell table:style-name="ce0" office:value-type="string">
            <text:p>This translation device uses a mechanism that
receives the target's brainwaves and interprets
their intentions, while at the same time
collating their spoken language...</text:p>
          </table:table-cell>
          <table:table-cell table:number-columns-repeated="1020"/>
        </table:table-row>
        <table:table-row>
          <table:table-cell table:style-name="ce0" office:value-type="string">
            <text:p>その言語の意味を少しずつ構築しながら翻訳
データベースを組み立てていくメカニズムだ
ヨー。</text:p>
          </table:table-cell>
          <table:table-cell table:style-name="ce0"/>
          <table:table-cell table:style-name="ce0"/>
          <table:table-cell table:style-name="ce0" office:value-type="string">
            <text:p>And parses the meaning of that language, little-
by-little, while constructing a translation
Databaaase.</text:p>
          </table:table-cell>
          <table:table-cell table:number-columns-repeated="1020"/>
        </table:table-row>
        <table:table-row>
          <table:table-cell table:style-name="ce0" office:value-type="string">
            <text:p>だから、言語を持たない生物の翻訳は
ほぼ不可能ネー。</text:p>
          </table:table-cell>
          <table:table-cell table:style-name="ce0"/>
          <table:table-cell table:style-name="ce0"/>
          <table:table-cell table:style-name="ce0" office:value-type="string">
            <text:p>And that's why it's basically impossible to
translate a creature that doesn't speak any
Languaaage.</text:p>
          </table:table-cell>
          <table:table-cell table:number-columns-repeated="1020"/>
        </table:table-row>
        <table:table-row>
          <table:table-cell table:style-name="ce0" office:value-type="string">
            <text:p>そ、そうなんですか・・・</text:p>
          </table:table-cell>
          <table:table-cell table:style-name="ce0"/>
          <table:table-cell table:style-name="ce0" office:value-type="string">
            <text:p>Hime</text:p>
          </table:table-cell>
          <table:table-cell table:style-name="ce0" office:value-type="string">
            <text:p>I-Is that so...</text:p>
          </table:table-cell>
          <table:table-cell table:number-columns-repeated="1020"/>
        </table:table-row>
        <table:table-row>
          <table:table-cell table:style-name="ce0" office:value-type="string">
            <text:p>では、刺激しないようにゆっくり近づいて、
そーっと鱗を取らせてもらうしかない
ですね。</text:p>
          </table:table-cell>
          <table:table-cell table:style-name="ce0"/>
          <table:table-cell table:style-name="ce0" office:value-type="string">
            <text:p>Komu</text:p>
          </table:table-cell>
          <table:table-cell table:style-name="ce0" office:value-type="string">
            <text:p>In that case, I suppose we will have to approach
her very slowly so as to not upset her, and
gently take one of her scales.</text:p>
          </table:table-cell>
          <table:table-cell table:number-columns-repeated="1020"/>
        </table:table-row>
        <table:table-row>
          <table:table-cell table:style-name="ce0" office:value-type="string">
            <text:p>じゃ、忍び足で、ゆ～っくり・・・</text:p>
          </table:table-cell>
          <table:table-cell table:style-name="ce0"/>
          <table:table-cell table:style-name="ce0" office:value-type="string">
            <text:p>Hamuko</text:p>
          </table:table-cell>
          <table:table-cell table:style-name="ce0" office:value-type="string">
            <text:p>'Kay, I'll step in softly and sloooooowly...</text:p>
          </table:table-cell>
          <table:table-cell table:number-columns-repeated="1020"/>
        </table:table-row>
        <table:table-row>
          <table:table-cell table:style-name="ce0" office:value-type="string">
            <text:p>オッシー
「（ビクッ！）」</text:p>
          </table:table-cell>
          <table:table-cell table:style-name="ce0"/>
          <table:table-cell table:style-name="ce0"/>
          <table:table-cell table:style-name="ce0" office:value-type="string">
            <text:p>Ossie
"Ghk!"</text:p>
          </table:table-cell>
          <table:table-cell table:number-columns-repeated="1020"/>
        </table:table-row>
        <table:table-row>
          <table:table-cell table:style-name="ce0" office:value-type="string">
            <text:p>オッシー
「グルルルルルル・・・ッ！」</text:p>
          </table:table-cell>
          <table:table-cell table:style-name="ce0"/>
          <table:table-cell table:style-name="ce0"/>
          <table:table-cell table:style-name="ce0" office:value-type="string">
            <text:p>Ossie
"Grrrrrrrrrrrrr...!"</text:p>
          </table:table-cell>
          <table:table-cell table:number-columns-repeated="1020"/>
        </table:table-row>
        <table:table-row>
          <table:table-cell table:style-name="ce0" office:value-type="string">
            <text:p>な、なんか警戒されてない・・・？</text:p>
          </table:table-cell>
          <table:table-cell table:style-name="ce0"/>
          <table:table-cell table:style-name="ce0" office:value-type="string">
            <text:p>Nyanko</text:p>
          </table:table-cell>
          <table:table-cell table:style-name="ce0" office:value-type="string">
            <text:p>I-Is that a warning...?</text:p>
          </table:table-cell>
          <table:table-cell table:number-columns-repeated="1020"/>
        </table:table-row>
        <table:table-row>
          <table:table-cell table:style-name="ce0" office:value-type="string">
            <text:p>一歩近づいただけなのに・・・</text:p>
          </table:table-cell>
          <table:table-cell table:style-name="ce0"/>
          <table:table-cell table:style-name="ce0" office:value-type="string">
            <text:p>Tomocchi</text:p>
          </table:table-cell>
          <table:table-cell table:style-name="ce0" office:value-type="string">
            <text:p>But ya only took one step forward...</text:p>
          </table:table-cell>
          <table:table-cell table:number-columns-repeated="1020"/>
        </table:table-row>
        <table:table-row>
          <table:table-cell table:style-name="ce0" office:value-type="string">
            <text:p>ゆっくりすぎて、逆に不審者だと思われたの
かな？</text:p>
          </table:table-cell>
          <table:table-cell table:style-name="ce0"/>
          <table:table-cell table:style-name="ce0" office:value-type="string">
            <text:p>Hamuko</text:p>
          </table:table-cell>
          <table:table-cell table:style-name="ce0" office:value-type="string">
            <text:p>Did she think I was moving so slowly that I
was actually kinda suspicious?</text:p>
          </table:table-cell>
          <table:table-cell table:number-columns-repeated="1020"/>
        </table:table-row>
        <table:table-row>
          <table:table-cell table:style-name="ce0" office:value-type="string">
            <text:p>じゃあ、もっとこう、堂々と行った方が・・・</text:p>
          </table:table-cell>
          <table:table-cell table:style-name="ce0"/>
          <table:table-cell table:style-name="ce0"/>
          <table:table-cell table:style-name="ce0" office:value-type="string">
            <text:p>In that case, let me be a bit more bold—</text:p>
          </table:table-cell>
          <table:table-cell table:number-columns-repeated="1020"/>
        </table:table-row>
        <table:table-row>
          <table:table-cell table:style-name="ce0" office:value-type="string">
            <text:p>オッシー
「（ビクビクッ！！）」</text:p>
          </table:table-cell>
          <table:table-cell table:style-name="ce0"/>
          <table:table-cell table:style-name="ce0"/>
          <table:table-cell table:style-name="ce0" office:value-type="string">
            <text:p>Ossie
"Grrhkk!"</text:p>
          </table:table-cell>
          <table:table-cell table:number-columns-repeated="1020"/>
        </table:table-row>
        <table:table-row>
          <table:table-cell table:style-name="ce0" office:value-type="string">
            <text:p>オッシー
「ﾌﾞﾜｱｱｱｧｧｧｧｱｱｱｱｱｵｵｵｫｫｫｵｵｵｵｳｳｳｩｩｩｩｩ
　ｳｳｳｩｩｩｳ！！！」</text:p>
          </table:table-cell>
          <table:table-cell table:style-name="ce0"/>
          <table:table-cell table:style-name="ce0"/>
          <table:table-cell table:style-name="ce0" office:value-type="string">
            <text:p>Ossie
"Bwwwaaaaaaaaaaaooooooooooohhhhhhhhh!!!"</text:p>
          </table:table-cell>
          <table:table-cell table:number-columns-repeated="1020"/>
        </table:table-row>
        <table:table-row>
          <table:table-cell table:style-name="ce0" office:value-type="string">
            <text:p>あああーーーー！　だめでしたーーーっ！！</text:p>
          </table:table-cell>
          <table:table-cell table:style-name="ce0"/>
          <table:table-cell table:style-name="ce0" office:value-type="string">
            <text:p>Hamuko</text:p>
          </table:table-cell>
          <table:table-cell table:style-name="ce0" office:value-type="string">
            <text:p>Aaaaaahhhh! No good, no goooood!!</text:p>
          </table:table-cell>
          <table:table-cell table:number-columns-repeated="1020"/>
        </table:table-row>
        <table:table-row>
          <table:table-cell table:style-name="ce0" office:value-type="string">
            <text:p>オッシー
「キュルル・・・ル・・・」</text:p>
          </table:table-cell>
          <table:table-cell table:style-name="ce0" office:value-type="string">
            <text:p>After</text:p>
          </table:table-cell>
          <table:table-cell table:style-name="ce0"/>
          <table:table-cell table:style-name="ce0" office:value-type="string">
            <text:p>Ossie
"Kyururu... ru..."</text:p>
          </table:table-cell>
          <table:table-cell table:number-columns-repeated="1020"/>
        </table:table-row>
        <table:table-row>
          <table:table-cell table:style-name="ce0" office:value-type="string">
            <text:p>お、落ち着いたみたいね・・・</text:p>
          </table:table-cell>
          <table:table-cell table:style-name="ce0"/>
          <table:table-cell table:style-name="ce0" office:value-type="string">
            <text:p>Nyanko</text:p>
          </table:table-cell>
          <table:table-cell table:style-name="ce0" office:value-type="string">
            <text:p>Sh-She seems to have calmed down...</text:p>
          </table:table-cell>
          <table:table-cell table:number-columns-repeated="1020"/>
        </table:table-row>
        <table:table-row>
          <table:table-cell table:style-name="ce0" office:value-type="string">
            <text:p>ごめんね・・・ごめんね・・・</text:p>
          </table:table-cell>
          <table:table-cell table:style-name="ce0"/>
          <table:table-cell table:style-name="ce0" office:value-type="string">
            <text:p>Hime</text:p>
          </table:table-cell>
          <table:table-cell table:style-name="ce0" office:value-type="string">
            <text:p>I'm sorry... I'm sorry...</text:p>
          </table:table-cell>
          <table:table-cell table:number-columns-repeated="1020"/>
        </table:table-row>
        <table:table-row>
          <table:table-cell table:style-name="ce0" office:value-type="string">
            <text:p>さて、落ち着かせたはいいが、ここで無理に
鱗を取ろうとすれば、きっとまた暴れるぞ。</text:p>
          </table:table-cell>
          <table:table-cell table:style-name="ce0"/>
          <table:table-cell table:style-name="ce0" office:value-type="string">
            <text:p>Reguma</text:p>
          </table:table-cell>
          <table:table-cell table:style-name="ce0" office:value-type="string">
            <text:p>It's good we calmed it down, but if we try
to take one of its scales by force we'll only
send it into another fury.</text:p>
          </table:table-cell>
          <table:table-cell table:number-columns-repeated="1020"/>
        </table:table-row>
        <table:table-row>
          <table:table-cell table:style-name="ce0" office:value-type="string">
            <text:p>うーん、コミュニケーションって難しいね。</text:p>
          </table:table-cell>
          <table:table-cell table:style-name="ce0"/>
          <table:table-cell table:style-name="ce0" office:value-type="string">
            <text:p>Hamuko</text:p>
          </table:table-cell>
          <table:table-cell table:style-name="ce0" office:value-type="string">
            <text:p>Yeah, there's a real language barrier here.</text:p>
          </table:table-cell>
          <table:table-cell table:number-columns-repeated="1020"/>
        </table:table-row>
        <table:table-row>
          <table:table-cell table:style-name="ce0" office:value-type="string">
            <text:p>どうする？　エサで釣るとか？</text:p>
          </table:table-cell>
          <table:table-cell table:style-name="ce0"/>
          <table:table-cell table:style-name="ce0" office:value-type="string">
            <text:p>Tomocchi</text:p>
          </table:table-cell>
          <table:table-cell table:style-name="ce0" office:value-type="string">
            <text:p>So what do we do? Fish 'er out with some bait?</text:p>
          </table:table-cell>
          <table:table-cell table:number-columns-repeated="1020"/>
        </table:table-row>
        <table:table-row>
          <table:table-cell table:style-name="ce0" office:value-type="string">
            <text:p>だとすれば、まずはオッシーの好物を調査
しないとですね。</text:p>
          </table:table-cell>
          <table:table-cell table:style-name="ce0"/>
          <table:table-cell table:style-name="ce0" office:value-type="string">
            <text:p>Komu</text:p>
          </table:table-cell>
          <table:table-cell table:style-name="ce0" office:value-type="string">
            <text:p>First, we would have to find out what kind of
food she likes best.</text:p>
          </table:table-cell>
          <table:table-cell table:number-columns-repeated="1020"/>
        </table:table-row>
        <table:table-row>
          <table:table-cell table:style-name="ce0" office:value-type="string">
            <text:p>オッシー
「キュルルル・・・」</text:p>
          </table:table-cell>
          <table:table-cell table:style-name="ce0"/>
          <table:table-cell table:style-name="ce0"/>
          <table:table-cell table:style-name="ce0" office:value-type="string">
            <text:p>Ossie
"Kyurururu..."</text:p>
          </table:table-cell>
          <table:table-cell table:number-columns-repeated="1020"/>
        </table:table-row>
        <table:table-row>
          <table:table-cell table:style-name="ce0" office:value-type="string">
            <text:p>キュルル！　キュルルル！</text:p>
          </table:table-cell>
          <table:table-cell table:style-name="ce0"/>
          <table:table-cell table:style-name="ce0" office:value-type="string">
            <text:p>Tako</text:p>
          </table:table-cell>
          <table:table-cell table:style-name="ce0" office:value-type="string">
            <text:p>Kyururu! Kyurururu!</text:p>
          </table:table-cell>
          <table:table-cell table:number-columns-repeated="1020"/>
        </table:table-row>
        <table:table-row>
          <table:table-cell table:style-name="ce0" office:value-type="string">
            <text:p>オッシー
「キュル・・・？」</text:p>
          </table:table-cell>
          <table:table-cell table:style-name="ce0"/>
          <table:table-cell table:style-name="ce0"/>
          <table:table-cell table:style-name="ce0" office:value-type="string">
            <text:p>Ossie
"Kyuru...?"</text:p>
          </table:table-cell>
          <table:table-cell table:number-columns-repeated="1020"/>
        </table:table-row>
        <table:table-row>
          <table:table-cell table:style-name="ce0" office:value-type="string">
            <text:p>キュルン！　キュル、キュルル！</text:p>
          </table:table-cell>
          <table:table-cell table:style-name="ce0"/>
          <table:table-cell table:style-name="ce0" office:value-type="string">
            <text:p>Tako</text:p>
          </table:table-cell>
          <table:table-cell table:style-name="ce0" office:value-type="string">
            <text:p>Kyurun! Kyuru, kyururu!</text:p>
          </table:table-cell>
          <table:table-cell table:number-columns-repeated="1020"/>
        </table:table-row>
        <table:table-row>
          <table:table-cell table:style-name="ce0" office:value-type="string">
            <text:p>オッシー
「キュルン・・・キュ・・・」</text:p>
          </table:table-cell>
          <table:table-cell table:style-name="ce0"/>
          <table:table-cell table:style-name="ce0"/>
          <table:table-cell table:style-name="ce0" office:value-type="string">
            <text:p>Ossie
"Kyurun... kyu..."</text:p>
          </table:table-cell>
          <table:table-cell table:number-columns-repeated="1020"/>
        </table:table-row>
        <table:table-row>
          <table:table-cell table:style-name="ce0" office:value-type="string">
            <text:p>オッシー
「キュルルルル・・・キュルン、キュルル」</text:p>
          </table:table-cell>
          <table:table-cell table:style-name="ce0"/>
          <table:table-cell table:style-name="ce0"/>
          <table:table-cell table:style-name="ce0" office:value-type="string">
            <text:p>Ossie
"Kyururururu... kyurun, kyururu."</text:p>
          </table:table-cell>
          <table:table-cell table:number-columns-repeated="1020"/>
        </table:table-row>
        <table:table-row>
          <table:table-cell table:style-name="ce0" office:value-type="string">
            <text:p>キュー！　キュキュールキュン！</text:p>
          </table:table-cell>
          <table:table-cell table:style-name="ce0"/>
          <table:table-cell table:style-name="ce0" office:value-type="string">
            <text:p>Tako</text:p>
          </table:table-cell>
          <table:table-cell table:style-name="ce0" office:value-type="string">
            <text:p>Kyuuu! Kyukyuuru kyun!</text:p>
          </table:table-cell>
          <table:table-cell table:number-columns-repeated="1020"/>
        </table:table-row>
        <table:table-row>
          <table:table-cell table:style-name="ce0" office:value-type="string">
            <text:p>オッシー
「キュルル！　キュルン♪」</text:p>
          </table:table-cell>
          <table:table-cell table:style-name="ce0"/>
          <table:table-cell table:style-name="ce0"/>
          <table:table-cell table:style-name="ce0" office:value-type="string">
            <text:p>Ossie
"Kyururu! Kyurun! ♪"</text:p>
          </table:table-cell>
          <table:table-cell table:number-columns-repeated="1020"/>
        </table:table-row>
        <table:table-row>
          <table:table-cell table:style-name="ce0" office:value-type="string">
            <text:p>鱗、取ってもいいって言ってるヨー！</text:p>
          </table:table-cell>
          <table:table-cell table:style-name="ce0"/>
          <table:table-cell table:style-name="ce0" office:value-type="string">
            <text:p>Tako</text:p>
          </table:table-cell>
          <table:table-cell table:style-name="ce0" office:value-type="string">
            <text:p>She says it's all right if we take a Scaaale!</text:p>
          </table:table-cell>
          <table:table-cell table:number-columns-repeated="1020"/>
        </table:table-row>
        <table:table-row>
          <table:table-cell table:style-name="ce0" office:value-type="string">
            <text:p>わ、分かるんですか！？　オッシーの言葉が！</text:p>
          </table:table-cell>
          <table:table-cell table:style-name="ce0"/>
          <table:table-cell table:style-name="ce0" office:value-type="string">
            <text:p>Komu</text:p>
          </table:table-cell>
          <table:table-cell table:style-name="ce0" office:value-type="string">
            <text:p>Y-You can understand what Ossie is saying?!</text:p>
          </table:table-cell>
          <table:table-cell table:number-columns-repeated="1020"/>
        </table:table-row>
        <table:table-row>
          <table:table-cell table:style-name="ce0" office:value-type="string">
            <text:p>なんか適当にやってみたら、なんとなく
通じたネー！</text:p>
          </table:table-cell>
          <table:table-cell table:style-name="ce0"/>
          <table:table-cell table:style-name="ce0" office:value-type="string">
            <text:p>Tako</text:p>
          </table:table-cell>
          <table:table-cell table:style-name="ce0" office:value-type="string">
            <text:p>If you do it just right, it gets through
Somehooow!</text:p>
          </table:table-cell>
          <table:table-cell table:number-columns-repeated="1020"/>
        </table:table-row>
        <table:table-row>
          <table:table-cell table:style-name="ce0" office:value-type="string">
            <text:p>マジで・・・？</text:p>
          </table:table-cell>
          <table:table-cell table:style-name="ce0"/>
          <table:table-cell table:style-name="ce0" office:value-type="string">
            <text:p>Nyanko</text:p>
          </table:table-cell>
          <table:table-cell table:style-name="ce0" office:value-type="string">
            <text:p>Are you serious...?</text:p>
          </table:table-cell>
          <table:table-cell table:number-columns-repeated="1020"/>
        </table:table-row>
        <table:table-row>
          <table:table-cell table:style-name="ce0" office:value-type="string">
            <text:p>意外な才能だな・・・</text:p>
          </table:table-cell>
          <table:table-cell table:style-name="ce0"/>
          <table:table-cell table:style-name="ce0" office:value-type="string">
            <text:p>Reguma</text:p>
          </table:table-cell>
          <table:table-cell table:style-name="ce0" office:value-type="string">
            <text:p>An unexpected talent...</text:p>
          </table:table-cell>
          <table:table-cell table:number-columns-repeated="1020"/>
        </table:table-row>
        <table:table-row>
          <table:table-cell table:style-name="ce0" office:value-type="string">
            <text:p>（通じたと言うより、そのアヒル口に親近感を
　得ただけかもしれないが・・・）</text:p>
          </table:table-cell>
          <table:table-cell table:style-name="ce0"/>
          <table:table-cell table:style-name="ce0"/>
          <table:table-cell table:style-name="ce0" office:value-type="string">
            <text:p>(Although it seems more likely that it took a
liking to your duck-face...)</text:p>
          </table:table-cell>
          <table:table-cell table:number-columns-repeated="1020"/>
        </table:table-row>
        <table:table-row>
          <table:table-cell table:style-name="ce0" office:value-type="string">
            <text:p>じゃあ、今のうちに鱗ゲットしちゃおう！</text:p>
          </table:table-cell>
          <table:table-cell table:style-name="ce0"/>
          <table:table-cell table:style-name="ce0" office:value-type="string">
            <text:p>Hamuko</text:p>
          </table:table-cell>
          <table:table-cell table:style-name="ce0" office:value-type="string">
            <text:p>Let's go get that scale while we still can!</text:p>
          </table:table-cell>
          <table:table-cell table:number-columns-repeated="1020"/>
        </table:table-row>
        <table:table-row>
          <table:table-cell table:style-name="ce0" office:value-type="string">
            <text:p>1枚だけもらうね。　痛かったらごめんね。</text:p>
          </table:table-cell>
          <table:table-cell table:style-name="ce0"/>
          <table:table-cell table:style-name="ce0" office:value-type="string">
            <text:p>Hime</text:p>
          </table:table-cell>
          <table:table-cell table:style-name="ce0" office:value-type="string">
            <text:p>We only need one. I'm sorry if it hurts.</text:p>
          </table:table-cell>
          <table:table-cell table:number-columns-repeated="1020"/>
        </table:table-row>
        <table:table-row>
          <table:table-cell table:style-name="ce0" office:value-type="string">
            <text:p>おおおー！　体は大きいけど、鱗は薄くて
繊細だね～！</text:p>
          </table:table-cell>
          <table:table-cell table:style-name="ce0"/>
          <table:table-cell table:style-name="ce0" office:value-type="string">
            <text:p>Tomocchi</text:p>
          </table:table-cell>
          <table:table-cell table:style-name="ce0" office:value-type="string">
            <text:p>Woaaaaahhh! For such a big creature, her scales
are so thin and delicate~!</text:p>
          </table:table-cell>
          <table:table-cell table:number-columns-repeated="1020"/>
        </table:table-row>
        <table:table-row>
          <table:table-cell table:style-name="ce0" office:value-type="string">
            <text:p>本当、向こう側が透けて見えるわ！</text:p>
          </table:table-cell>
          <table:table-cell table:style-name="ce0"/>
          <table:table-cell table:style-name="ce0" office:value-type="string">
            <text:p>Nyanko</text:p>
          </table:table-cell>
          <table:table-cell table:style-name="ce0" office:value-type="string">
            <text:p>You're right, you can even see through it!</text:p>
          </table:table-cell>
          <table:table-cell table:number-columns-repeated="1020"/>
        </table:table-row>
        <table:table-row>
          <table:table-cell table:style-name="ce0" office:value-type="string">
            <text:p>これで材料のうち1つは確保できたな。</text:p>
          </table:table-cell>
          <table:table-cell table:style-name="ce0"/>
          <table:table-cell table:style-name="ce0" office:value-type="string">
            <text:p>Reguma</text:p>
          </table:table-cell>
          <table:table-cell table:style-name="ce0" office:value-type="string">
            <text:p>With this, we've retrieved our half of the
necessary ingredients.</text:p>
          </table:table-cell>
          <table:table-cell table:number-columns-repeated="1020"/>
        </table:table-row>
        <table:table-row>
          <table:table-cell table:style-name="ce0" office:value-type="string">
            <text:p>後は、騎士団長さんとルミィさんが紅茶の茶葉を
入手できていれば、2つの材料がそろいますね。</text:p>
          </table:table-cell>
          <table:table-cell table:style-name="ce0"/>
          <table:table-cell table:style-name="ce0" office:value-type="string">
            <text:p>Komu</text:p>
          </table:table-cell>
          <table:table-cell table:style-name="ce0" office:value-type="string">
            <text:p>All that is left is for the Knight Commander and
Lumii-san to get the tea leaves, and we will
have everything we need.</text:p>
          </table:table-cell>
          <table:table-cell table:number-columns-repeated="1020"/>
        </table:table-row>
        <table:table-row>
          <table:table-cell table:style-name="ce0" office:value-type="string">
            <text:p>順調！　順調！</text:p>
          </table:table-cell>
          <table:table-cell table:style-name="ce0"/>
          <table:table-cell table:style-name="ce0" office:value-type="string">
            <text:p>Hamuko</text:p>
          </table:table-cell>
          <table:table-cell table:style-name="ce0" office:value-type="string">
            <text:p>Piece of cake!</text:p>
          </table:table-cell>
          <table:table-cell table:number-columns-repeated="1020"/>
        </table:table-row>
        <table:table-row>
          <table:table-cell table:style-name="ce0" office:value-type="string">
            <text:p>ではそろそろ戻るとしよう。</text:p>
          </table:table-cell>
          <table:table-cell table:style-name="ce0"/>
          <table:table-cell table:style-name="ce0" office:value-type="string">
            <text:p>Reguma</text:p>
          </table:table-cell>
          <table:table-cell table:style-name="ce0" office:value-type="string">
            <text:p>It's time we went back.</text:p>
          </table:table-cell>
          <table:table-cell table:number-columns-repeated="1020"/>
        </table:table-row>
        <table:table-row>
          <table:table-cell table:style-name="ce0" office:value-type="string">
            <text:p>鱗の採取協力、礼を言う。</text:p>
          </table:table-cell>
          <table:table-cell table:style-name="ce0"/>
          <table:table-cell table:style-name="ce0"/>
          <table:table-cell table:style-name="ce0" office:value-type="string">
            <text:p>Many thanks for letting us take one of your
scales.</text:p>
          </table:table-cell>
          <table:table-cell table:number-columns-repeated="1020"/>
        </table:table-row>
        <table:table-row>
          <table:table-cell table:style-name="ce0" office:value-type="string">
            <text:p>それと、武力を振るって悪かったな。</text:p>
          </table:table-cell>
          <table:table-cell table:style-name="ce0"/>
          <table:table-cell table:style-name="ce0"/>
          <table:table-cell table:style-name="ce0" office:value-type="string">
            <text:p>And I apologize for coming to blows with you.</text:p>
          </table:table-cell>
          <table:table-cell table:number-columns-repeated="1020"/>
        </table:table-row>
        <table:table-row>
          <table:table-cell table:style-name="ce0" office:value-type="string">
            <text:p>オッシー
「キュルー、キュン、キュルル！」</text:p>
          </table:table-cell>
          <table:table-cell table:style-name="ce0"/>
          <table:table-cell table:style-name="ce0"/>
          <table:table-cell table:style-name="ce0" office:value-type="string">
            <text:p>Ossie
"Kyuruuu, kyun, kyururu!"</text:p>
          </table:table-cell>
          <table:table-cell table:number-columns-repeated="1020"/>
        </table:table-row>
        <table:table-row>
          <table:table-cell table:style-name="ce0" office:value-type="string">
            <text:p>【古代竜族の鱗】×1
を手に入れた！</text:p>
          </table:table-cell>
          <table:table-cell table:style-name="ce0"/>
          <table:table-cell table:style-name="ce0" office:value-type="string">
            <text:p>System</text:p>
          </table:table-cell>
          <table:table-cell table:style-name="ce0" office:value-type="string">
            <text:p>Obtained
【Ancient Wyvern Scale】 x1!</text:p>
          </table:table-cell>
          <table:table-cell table:number-columns-repeated="1020"/>
        </table:table-row>
        <table:table-row>
          <table:table-cell table:style-name="ce0" office:value-type="string">
            <text:p>【古代竜族の鱗】×1
を見つけたが、持ち物がいっぱいだ！</text:p>
          </table:table-cell>
          <table:table-cell table:style-name="ce0"/>
          <table:table-cell table:style-name="ce0" office:value-type="string">
            <text:p>System</text:p>
          </table:table-cell>
          <table:table-cell table:style-name="ce0" office:value-type="string">
            <text:p>Found 【Ancient Wyvern Scale】 x1,
but your inventory is ful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08T16:59:52+01:00</meta:creation-date>
    <dc:date>2020-03-08T16:59:52+01:00</dc:date>
    <dc:title>Untitled Spreadsheet</dc:title>
    <dc:description/>
    <dc:subject/>
    <meta:keyword/>
    <meta:user-defined meta:name="Company">Microsoft Corporation</meta:user-defined>
    <meta:user-defined meta:name="category"/>
  </office:meta>
</office:document-meta>
</file>